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Italics" svg:font-family="Italics" style:font-family-generic="scrip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Mono" fo:font-size="10pt" style:font-size-asian="10pt" style:font-size-complex="10pt"/>
    </style:style>
    <style:style style:name="P2" style:family="paragraph" style:parent-style-name="Standard">
      <style:text-properties style:font-name="Liberation Mono" fo:font-size="10pt" officeooo:rsid="00171338" officeooo:paragraph-rsid="00171338" style:font-size-asian="10pt" style:font-size-complex="10pt"/>
    </style:style>
    <style:style style:name="P3" style:family="paragraph" style:parent-style-name="Standard">
      <style:text-properties style:font-name="Liberation Mono" fo:font-size="10pt" officeooo:rsid="00190a88" officeooo:paragraph-rsid="00171338" style:font-size-asian="10pt" style:font-size-complex="10pt"/>
    </style:style>
    <style:style style:name="P4" style:family="paragraph" style:parent-style-name="Standard">
      <style:text-properties style:font-name="Liberation Mono" fo:font-size="10pt" officeooo:rsid="00190a88" officeooo:paragraph-rsid="00190a88" style:font-size-asian="10pt" style:font-size-complex="10pt"/>
    </style:style>
    <style:style style:name="P5" style:family="paragraph" style:parent-style-name="Standard">
      <style:text-properties style:font-name="Liberation Mono" fo:font-size="10pt" officeooo:rsid="00190a88" officeooo:paragraph-rsid="0019d0fa" style:font-size-asian="10pt" style:font-size-complex="10pt"/>
    </style:style>
    <style:style style:name="P6" style:family="paragraph" style:parent-style-name="Standard">
      <style:paragraph-properties fo:text-align="center" style:justify-single-word="false"/>
      <style:text-properties style:font-name="Liberation Mono" fo:font-size="10pt" style:font-size-asian="10pt" style:font-size-complex="10pt"/>
    </style:style>
    <style:style style:name="P7" style:family="paragraph" style:parent-style-name="Standard">
      <style:paragraph-properties fo:text-align="start" style:justify-single-word="false"/>
      <style:text-properties style:font-name="Liberation Mono" fo:font-size="10pt" style:font-size-asian="10pt" style:font-size-complex="10pt"/>
    </style:style>
    <style:style style:name="P8" style:family="paragraph" style:parent-style-name="Standard">
      <style:text-properties style:font-name="Liberation Mono" fo:font-size="10pt" officeooo:rsid="00071fde" officeooo:paragraph-rsid="002b4202" style:font-size-asian="10pt" style:font-size-complex="10pt"/>
    </style:style>
    <style:style style:name="P9" style:family="paragraph" style:parent-style-name="Standard">
      <style:text-properties style:font-name="Liberation Mono" fo:font-size="10pt" fo:font-weight="normal" officeooo:rsid="0019d0fa" officeooo:paragraph-rsid="0019d0fa" style:font-size-asian="10pt" style:font-weight-asian="normal" style:font-size-complex="10pt" style:font-weight-complex="normal"/>
    </style:style>
    <style:style style:name="P10" style:family="paragraph" style:parent-style-name="Standard">
      <style:text-properties style:font-name="Liberation Mono" fo:font-size="10pt" fo:font-weight="normal" officeooo:rsid="00190a88" officeooo:paragraph-rsid="0019d0fa" style:font-size-asian="10pt" style:font-weight-asian="normal" style:font-size-complex="10pt" style:font-weight-complex="normal"/>
    </style:style>
    <style:style style:name="P11" style:family="paragraph" style:parent-style-name="Standard">
      <style:text-properties style:font-name="Liberation Mono" fo:font-size="10pt" fo:font-weight="normal" officeooo:rsid="001b03a2" officeooo:paragraph-rsid="001b03a2" style:font-size-asian="10pt" style:font-weight-asian="normal" style:font-size-complex="10pt" style:font-weight-complex="normal"/>
    </style:style>
    <style:style style:name="P12" style:family="paragraph" style:parent-style-name="Standard">
      <style:text-properties style:font-name="Liberation Mono" fo:font-size="10pt" fo:font-weight="normal" officeooo:rsid="001c1e06" officeooo:paragraph-rsid="001c1e06" style:font-size-asian="10pt" style:font-weight-asian="normal" style:font-size-complex="10pt" style:font-weight-complex="normal"/>
    </style:style>
    <style:style style:name="P13" style:family="paragraph" style:parent-style-name="Standard">
      <style:text-properties style:font-name="Liberation Mono" fo:font-size="10pt" fo:font-weight="normal" officeooo:rsid="001c1e06" officeooo:paragraph-rsid="001d96d2" style:font-size-asian="10pt" style:font-weight-asian="normal" style:font-size-complex="10pt" style:font-weight-complex="normal"/>
    </style:style>
    <style:style style:name="P14" style:family="paragraph" style:parent-style-name="Standard">
      <style:text-properties style:font-name="Liberation Mono" fo:font-size="10pt" fo:font-weight="normal" officeooo:rsid="001e9bbf" officeooo:paragraph-rsid="001e9bbf" style:font-size-asian="10pt" style:font-weight-asian="normal" style:font-size-complex="10pt" style:font-weight-complex="normal"/>
    </style:style>
    <style:style style:name="P15" style:family="paragraph" style:parent-style-name="Text_20_body">
      <style:text-properties style:font-name="Liberation Mono" fo:font-size="10pt" fo:font-weight="normal" officeooo:rsid="00209800" officeooo:paragraph-rsid="00209800" style:font-size-asian="10pt" style:font-weight-asian="normal" style:font-size-complex="10pt" style:font-weight-complex="normal"/>
    </style:style>
    <style:style style:name="P16" style:family="paragraph" style:parent-style-name="Text_20_body">
      <style:text-properties style:font-name="Liberation Mono" fo:font-size="10pt" fo:font-weight="normal" officeooo:rsid="002256cd" officeooo:paragraph-rsid="002256cd" style:font-size-asian="10pt" style:font-weight-asian="normal" style:font-size-complex="10pt" style:font-weight-complex="normal"/>
    </style:style>
    <style:style style:name="P17" style:family="paragraph" style:parent-style-name="Text_20_body">
      <style:text-properties style:font-name="Liberation Mono" fo:font-size="10pt" fo:font-weight="normal" officeooo:rsid="00236ec6" officeooo:paragraph-rsid="00236ec6" style:font-size-asian="10pt" style:font-weight-asian="normal" style:font-size-complex="10pt" style:font-weight-complex="normal"/>
    </style:style>
    <style:style style:name="P18" style:family="paragraph" style:parent-style-name="Text_20_body">
      <style:text-properties style:font-name="Liberation Mono" fo:font-size="10pt" fo:font-weight="normal" officeooo:rsid="00240c71" officeooo:paragraph-rsid="00240c71" style:font-size-asian="10pt" style:font-weight-asian="normal" style:font-size-complex="10pt" style:font-weight-complex="normal"/>
    </style:style>
    <style:style style:name="P19" style:family="paragraph" style:parent-style-name="Text_20_body">
      <style:text-properties style:font-name="Liberation Mono" fo:font-size="10pt" fo:font-weight="normal" officeooo:rsid="00240c71" officeooo:paragraph-rsid="0024be54" style:font-size-asian="10pt" style:font-weight-asian="normal" style:font-size-complex="10pt" style:font-weight-complex="normal"/>
    </style:style>
    <style:style style:name="P20" style:family="paragraph" style:parent-style-name="Text_20_body">
      <style:text-properties style:font-name="Liberation Mono" fo:font-size="10pt" fo:font-weight="normal" officeooo:rsid="00240c71" officeooo:paragraph-rsid="00256490" style:font-size-asian="10pt" style:font-weight-asian="normal" style:font-size-complex="10pt" style:font-weight-complex="normal"/>
    </style:style>
    <style:style style:name="P21" style:family="paragraph" style:parent-style-name="Text_20_body">
      <style:text-properties style:font-name="Liberation Mono" fo:font-size="10pt" fo:font-weight="normal" officeooo:rsid="00256490" officeooo:paragraph-rsid="00256490" style:font-size-asian="10pt" style:font-weight-asian="normal" style:font-size-complex="10pt" style:font-weight-complex="normal"/>
    </style:style>
    <style:style style:name="P22" style:family="paragraph" style:parent-style-name="Standard">
      <style:text-properties style:font-name="Liberation Mono" fo:font-size="10pt" fo:font-weight="normal" officeooo:rsid="00071fde" officeooo:paragraph-rsid="002b4202" style:font-size-asian="10pt" style:font-weight-asian="normal" style:font-size-complex="10pt" style:font-weight-complex="normal"/>
    </style:style>
    <style:style style:name="P23" style:family="paragraph" style:parent-style-name="Text_20_body">
      <style:text-properties style:font-name="Liberation Mono" fo:font-size="10pt" fo:font-weight="normal" officeooo:rsid="0029de8b" officeooo:paragraph-rsid="0029de8b" style:font-size-asian="10pt" style:font-weight-asian="normal" style:font-size-complex="10pt" style:font-weight-complex="normal"/>
    </style:style>
    <style:style style:name="P24" style:family="paragraph" style:parent-style-name="Standard">
      <style:text-properties style:font-name="Liberation Mono" fo:font-size="10pt" fo:font-weight="bold" officeooo:paragraph-rsid="002b4202" style:font-size-asian="10pt" style:font-weight-asian="bold" style:font-size-complex="10pt" style:font-weight-complex="bold"/>
    </style:style>
    <style:style style:name="P25" style:family="paragraph" style:parent-style-name="Standard">
      <style:text-properties style:font-name="Italics" fo:font-size="10pt" fo:font-weight="normal" officeooo:rsid="00190a88" officeooo:paragraph-rsid="00190a88" style:font-size-asian="10pt" style:font-weight-asian="normal" style:font-size-complex="10pt" style:font-weight-complex="normal"/>
    </style:style>
    <style:style style:name="P26" style:family="paragraph" style:parent-style-name="Heading_20_1">
      <style:text-properties fo:font-size="10pt" fo:font-weight="normal" style:font-size-asian="10pt" style:font-weight-asian="normal" style:font-size-complex="10pt" style:font-weight-complex="normal"/>
    </style:style>
    <style:style style:name="T1" style:family="text">
      <style:text-properties officeooo:rsid="00171338"/>
    </style:style>
    <style:style style:name="T2" style:family="text">
      <style:text-properties officeooo:rsid="00190a88"/>
    </style:style>
    <style:style style:name="T3" style:family="text">
      <style:text-properties fo:font-weight="bold" style:font-weight-asian="bold" style:font-weight-complex="bold"/>
    </style:style>
    <style:style style:name="T4" style:family="text">
      <style:text-properties officeooo:rsid="001d96d2"/>
    </style:style>
    <style:style style:name="T5" style:family="text">
      <style:text-properties officeooo:rsid="001e9bbf"/>
    </style:style>
    <style:style style:name="T6" style:family="text">
      <style:text-properties fo:font-size="14pt" officeooo:rsid="001e9bbf" style:font-size-asian="14pt" style:font-size-complex="14pt"/>
    </style:style>
    <style:style style:name="T7" style:family="text">
      <style:text-properties officeooo:rsid="00209800"/>
    </style:style>
    <style:style style:name="T8" style:family="text">
      <style:text-properties officeooo:rsid="00236ec6"/>
    </style:style>
    <style:style style:name="T9" style:family="text">
      <style:text-properties officeooo:rsid="0024be54"/>
    </style:style>
    <style:style style:name="T10" style:family="text">
      <style:text-properties officeooo:rsid="00250d2b"/>
    </style:style>
    <style:style style:name="T11" style:family="text">
      <style:text-properties officeooo:rsid="00256490"/>
    </style:style>
    <style:style style:name="T12" style:family="text">
      <style:text-properties officeooo:rsid="0027a788"/>
    </style:style>
    <style:style style:name="T13" style:family="text">
      <style:text-properties officeooo:rsid="002b4202"/>
    </style:style>
    <style:style style:name="T14" style:family="text">
      <style:text-properties officeooo:rsid="002bd6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7"><text:s text:c="30"/><text:span text:style-name="T6">Chapter 3: Mystic Ruins </text:span></text:p>
      <text:p text:style-name="P1"/>
      <text:p text:style-name="P1"/>
      <text:p text:style-name="P1">Waking up from his <text:span text:style-name="T1">stupor Ray looked to his right where the other man, bob was supposed to be. Yet all he found was air. Bob had long run away and he wasn’t wrong for that as staying any longer would warrant the wolfs attention. </text:span></text:p>
      <text:p text:style-name="P1"/>
      <text:p text:style-name="P2">Looking back to Chloe w<text:span text:style-name="T2">h</text:span>o had already stopped moving, her eyes slowly turning cloudy. He looked at Jack who was in dire straits, with three wolfs surrounding him. His fate could already be determined from the wound on his right shoulder and another one on his torso with more on the way. Adding blood loss to the equation, even if the wolfs <text:span text:style-name="T14">decided to be a saint for tonight,</text:span> he still wouldn't survive the night.</text:p>
      <text:p text:style-name="P3"/>
      <text:p text:style-name="P4">Taking a deep breath, Ray took off to south, opposite to the way they arrived and also to bob’s route.</text:p>
      <text:p text:style-name="P4"/>
      <text:p text:style-name="P4">**************</text:p>
      <text:p text:style-name="P4"/>
      <text:p text:style-name="P4"/>
      <text:p text:style-name="P4">Under the moonshine, in the deep forest.</text:p>
      <text:p text:style-name="P4"/>
      <text:p text:style-name="P25">rustle rustle </text:p>
      <text:p text:style-name="P25"/>
      <text:p text:style-name="P9">Ray ran through the woods, unsure of his pursuers. He took note not to leave any track as he could be followed. Moons wolfs, a sub category of wolf, are more agile, strong, and have about 10x the tracking ability than a normal grey wolf.</text:p>
      <text:p text:style-name="P9">But, nature being symmetric, they are mostly docile unless agitated. <text:s/>that or they’re just hungry.</text:p>
      <text:p text:style-name="P9"/>
      <text:p text:style-name="P9">Cursing his bad luck ray ran as fast as he could, occasionally taking a glance behind him. </text:p>
      <text:p text:style-name="P9"/>
      <text:p text:style-name="P9">Suddenly the place where he had placed his foot, in a seemingly clear opening without any roots or rocks, sunk in, pulling him down.</text:p>
      <text:p text:style-name="P9"/>
      <text:p text:style-name="P9">*Creee *</text:p>
      <text:p text:style-name="P9"/>
      <text:p text:style-name="P9">”ughh..”</text:p>
      <text:p text:style-name="P9"/>
      <text:p text:style-name="P9"><text:span text:style-name="T3">*thud *</text:span> </text:p>
      <text:p text:style-name="P9"/>
      <text:p text:style-name="P5">**************</text:p>
      <text:p text:style-name="P10"/>
      <text:p text:style-name="P11">After who knows how long, Ray woke up to a splitting headache in a dimly lit space, <text:span text:style-name="T4">on top of scattered rocks and wooden splinters.</text:span>. He could barely see anything beyond the areas which had some shine. But<text:span text:style-name="T4"> he could tell some of that splinters rocks had made him bleed for a while now.</text:span></text:p>
      <text:p text:style-name="P11"/>
      <text:p text:style-name="P11">Clenching his teeth, he endured the pain as he stood up as he tried to asses his himself and his situation.</text:p>
      <text:p text:style-name="P11"/>
      <text:p text:style-name="P11">“ughh.. oww! That hurts, shit.”</text:p>
      <text:p text:style-name="P11"/>
      <text:p text:style-name="P11">Every time he moved he could feel different parts of his body in pain. But if he didn’t move a headache which hurt several times over of the body pain would assault him. He could only move forward, on one hand to alleviate the pain which didn’t really help and on the other hand he couldn’t just stay when those wolfs or any other danger might creep up on him any moment other than the facts he sorely needed medicine and food.</text:p>
      <text:p text:style-name="P11"/>
      <text:p text:style-name="P12">Moving on he could barely make out that he was in some kind of abandoned building of presumably a Noble. “<text:span text:style-name="T4">Hell, it</text:span> could be one of those “ancient ruins’ that everybody wished to chance upon. Well, if is really the case...then don’t mind if i do”</text:p>
      <text:p text:style-name="P12"/>
      <text:p text:style-name="P13">Indulging in his and everyone’s childhood fantasy in general, of striking it rich by becoming an adventurer who found a legendary ancient ruins full of gold and mystic artefacts. Although no one had actually explored an ancient ruin and returned with ric<text:span text:style-name="T4">h</text:span>es, there were many legends of such case. In fact, the empire’ s founding hero, The <text:soft-page-break/>Great <text:span text:style-name="T5">Emperor</text:span> Samuel, was told to have accomplished all of his deeds by the knowledge and wealth he had supposed<text:span text:style-name="T4">ly</text:span> obtained in one of the Ancient ru<text:span text:style-name="T4">i</text:span>ns. But that just that, a legend. Other than dreamy children no one would entertain such thoughts.</text:p>
      <text:p text:style-name="P12"/>
      <text:p text:style-name="P12">Ray, however, at the moment was seriously considering the possibilities because one, he had to distract himself from the <text:span text:style-name="T4">agonizing pain, which made his every breath like inhaling a thousand needles, his every muscle twitching in harrowing pain,. And two, he wasn’t sure if he would make out alive of this one. He had already thoroughly</text:span> <text:span text:style-name="T4">assessed his body. He had too many injuries and he had no way to stop the blood loss from them all. </text:span><text:span text:style-name="T5">Most of his luggage was left behind back at the camp, and the little alcohol and cloth he had were already used but it was one drop in an ocean.</text:span></text:p>
      <text:p text:style-name="P12"/>
      <text:p text:style-name="P14">As such his thoughts were all over the place, his past, his past and his dark future. They all flashed pasted him as he remained in a slightly dazed <text:span text:style-name="T7">state.</text:span></text:p>
      <text:p text:style-name="P14"/>
      <text:h text:style-name="P26" text:outline-level="1">“<text:span text:style-name="T7">No no pleas- fuck. Ray you better get a grip man!...Damn it”</text:span></text:h>
      <text:p text:style-name="P15">As he caught himself hallucinating blood loss, reliving his past, he lightly slapped himself on his face cheek a couple time. His situation was getting worse by the minute. He had already walked for what he thought was half a candle stick and he still hadn’t gotten anywhere. .His heart became more and more reckless from his heavy and excessive breathing .His body as if on fire. His mind drugged.</text:p>
      <text:p text:style-name="P15"/>
      <text:p text:style-name="P15">Ray finally faced his future openly. He couldn’t go on, not with that body , not with that mind crumbling pain. So he thought “why no go out peacefully, if it’s gonna happen anyway. I don’t want the future historians to think <text:span text:style-name="T8">I’</text:span>m a pathetic bastard who died here from something like hunger”</text:p>
      <text:p text:style-name="P15"/>
      <text:p text:style-name="P15">As if the spirits of the ancient ruins could feel him, he was led to what seemed like a...a cheap throne room. Don't get it wrong the room was not one a peasant could afford but it was also not that grand to be considered by kings.</text:p>
      <text:p text:style-name="P15">“so it really was a secret place belonging to a Noble. sigh “</text:p>
      <text:p text:style-name="P16">swallowing the building regret he felt at the discovery of this, he cheered himself up as he posed himself with everything he had on the throne.</text:p>
      <text:p text:style-name="P17">He positioned himself to be domineering, to be proud, to show he chose his outcome.</text:p>
      <text:p text:style-name="P17">As he did he started t go through his memories, from his earliest to now.</text:p>
      <text:p text:style-name="P17"/>
      <text:p text:style-name="P15">**************</text:p>
      <text:p text:style-name="P17">In a house that looked just like the rest, without standing out,on a neighbourhood of lower middle class families, a young boy about 9 years old lay curled up in a dark corner of a room. Combined with the darkness of the night, it would be quite hard to notice anything, much less the boy, without a perfect eye sight.</text:p>
      <text:p text:style-name="P17"/>
      <text:p text:style-name="P17">His eyes were red, a bit swollen, presumably from crying. He eyes would change from hate, anger, sadness to a nascent form of determination. A muffled voice could be heard inconsistently.</text:p>
      <text:p text:style-name="P17">”That useless bastard-”</text:p>
      <text:p text:style-name="P17">“...-that fucking shitbag of mine..”</text:p>
      <text:p text:style-name="P17">“bastard-”</text:p>
      <text:p text:style-name="P17">“who does he think he is-...”</text:p>
      <text:p text:style-name="P17">“if he doesn’t wanna do what i tell him to why is he still here, that damn leech”</text:p>
      <text:p text:style-name="P19"><text:soft-page-break/>This was Ray , enduring his father's cruel heart wrenching comments. The young Ray was a very well mannered good boy who always did as was told. He would do his almost to fulfil what was asked of him .One because he was oversensitive to the <text:span text:style-name="T9">negative image he thought would bring. Two he feared he would be hurt like the many times before. Poor Ray didn’t know much, well he didn’t know anything outside of his house. In fact he wasn’t allowed out because his parents wanted him to be the ‘ideal’ son, whatever that was.</text:span> </text:p>
      <text:p text:style-name="P17">**************</text:p>
      <text:p text:style-name="P20">Standing ,a boy about 14 looked down ,putting on a mix of smile embarrassment and a hint of shame. He stayed that way as vicious comments made its way to his ears ,coated in sugar by about 5 people, all his own family including his own father and mother. <text:span text:style-name="T10">A ray more mature than before stood there ,shouldering those insidious remarks. He could faintly make out the underlying meaning from them. They basically told him he was pathetic, a useless leech. To </text:span><text:span text:style-name="T11">hear that from his own blood family, it was bitter at least. He decided to leave , anywhere long as it was away from people .especially people like them who pry into others life for no reason. And so on his next birthday, when he was a legal adult, he set for the army. The Great empire had wagered its neighbour for land and was recruiting peasants and the like to fill it’s ranks.</text:span></text:p>
      <text:p text:style-name="P21">In the army he found out nobody would mess with him for no reason, that he wouldn't be bothered as long as he did to the best of his heritability slowly made his way into the society, which was of course just his mates from the same regiment. He turned carefree an a bit violent,as one could expect from those who served in the army.</text:p>
      <text:p text:style-name="P18"/>
      <text:p text:style-name="P18">**************</text:p>
      <text:p text:style-name="P21">Now twenty years old ray found himself outside of the Central Military Quarters in the Royal capital. He had just been shown his way out after being handed his temporary suspension. Of course it was just a sugar coated termination <text:s/>letter. But it wasn’t because he was lacking as soldier ,in fact he was even selected as a candidate for medal<text:span text:style-name="T12">s </text:span>for his meritorious deeds. Nor was he wounded, physically or mentally. It was just that the Empire’s war had already come to an end. To the soldiers who wee expecting victory feast , what greet<text:span text:style-name="T12">ed</text:span> them was this termination letters. It wasn’t that the empire doesn’t appreciate their work but just that they were unnecessary now hat the war was over. <text:span text:style-name="T12">T</text:span>he Empire,in fact no country or previous Empire could sustain nine hundred thousand ,fit and able soldiers for long unless they were looking for a quick way to empty the treasury. It was just insane. The money hungry Noble and Royal would never allow <text:span text:style-name="T12">t</text:span>o that. And so they fired approximately five hundred thousand people from all branches, from clerical to field medic. But would anyone just give up on these battle trained, experienced veteran for just that? What if they had another war? what if they were needed again? Thus they put on that temporary suspension facade. This way they could keep a record of those <text:s/>with worth as a soldier and call upon them in the future when they are desired.</text:p>
      <text:p text:style-name="P21">Suddenly becoming jobless, Ray found himself in the street in future if he didn’t look for anything to feed him. And the only thing he had learned in the army was basic survival, reading and writing and of course his most proficient <text:span text:style-name="T12">skill of them all was killing...</text:span></text:p>
      <text:p text:style-name="P21"/>
      <text:p text:style-name="P21">**************</text:p>
      <text:p text:style-name="P23">IN the dark throne room ,unknown to ray ,his blood his had been bleeding profusely from his wounds had traced away from the throne ,in mystical ways such that they appeared to be to random and unrelated yet on a different view would make an intricate pattern.</text:p>
      <text:p text:style-name="P24"/>
      <text:p text:style-name="P8">By the time the pattern was complete ray had already f<text:span text:style-name="T14">a</text:span>ll<text:span text:style-name="T14">en</text:span> asleep. <text:span text:style-name="T13">N</text:span>ever to be awoken...</text:p>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Italics" svg:font-family="Italics" style:font-family-generic="scrip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0T19:47:07.481000000</dc:date>
    <meta:editing-duration>PT1H47M32S</meta:editing-duration>
    <meta:editing-cycles>11</meta:editing-cycles>
    <meta:generator>LibreOffice/7.3.4.2$Windows_X86_64 LibreOffice_project/728fec16bd5f605073805c3c9e7c4212a0120dc5</meta:generator>
    <meta:document-statistic meta:table-count="0" meta:image-count="0" meta:object-count="0" meta:page-count="3" meta:paragraph-count="49" meta:word-count="1759" meta:character-count="9650" meta:non-whitespace-character-count="7901"/>
  </office:meta>
</office:document-meta>
</file>